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687965092519704457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002759189750918847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445727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/><text:span text:style-name="T1">1 mile </text:span><text:s/></text:p>
      <text:p text:style-name="P8">I <text:s/>ran 1 mile in Amsterdam after our arri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4T16:23:23.24</dc:date>
    <dc:creator>James Lombardi</dc:creator>
    <meta:editing-duration>P2DT6H13M25S</meta:editing-duration>
    <meta:editing-cycles>176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3000" meta:character-count="14240"/>
  </office:meta>
</office:document-meta>
</file>